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officeooo:paragraph-rsid="0079311a"/>
    </style:style>
    <style:style style:name="P3" style:family="paragraph" style:parent-style-name="Heading_20_1">
      <style:text-properties officeooo:rsid="0078bf65" officeooo:paragraph-rsid="0078bf65"/>
    </style:style>
    <style:style style:name="P4" style:family="paragraph" style:parent-style-name="Standard">
      <style:text-properties officeooo:paragraph-rsid="0071b42a"/>
    </style:style>
    <style:style style:name="P5" style:family="paragraph" style:parent-style-name="Standard" style:list-style-name="L1">
      <style:text-properties officeooo:paragraph-rsid="0071b42a"/>
    </style:style>
    <style:style style:name="P6" style:family="paragraph" style:parent-style-name="Fett">
      <style:paragraph-properties fo:margin-top="0pt" fo:margin-bottom="0pt" style:contextual-spacing="false"/>
      <style:text-properties officeooo:rsid="0062f630" officeooo:paragraph-rsid="0062f630"/>
    </style:style>
    <style:style style:name="P7" style:family="paragraph" style:parent-style-name="Standard" style:list-style-name="L1"/>
    <style:style style:name="P8" style:family="paragraph" style:parent-style-name="Fett">
      <style:paragraph-properties fo:margin-top="0pt" fo:margin-bottom="0pt" style:contextual-spacing="false"/>
    </style:style>
    <style:style style:name="P9" style:family="paragraph" style:parent-style-name="List_20_Paragraph" style:list-style-name="L2"/>
    <style:style style:name="P10" style:family="paragraph" style:parent-style-name="Standard" style:list-style-name="L1">
      <style:text-properties officeooo:paragraph-rsid="006cb291"/>
    </style:style>
    <style:style style:name="P11" style:family="paragraph" style:parent-style-name="Heading_20_1">
      <style:paragraph-properties fo:break-before="page"/>
      <style:text-properties officeooo:paragraph-rsid="003f62b7"/>
    </style:style>
    <style:style style:name="P12" style:family="paragraph" style:parent-style-name="Heading_20_1">
      <style:text-properties officeooo:rsid="0040bad9" officeooo:paragraph-rsid="0040bad9"/>
    </style:style>
    <style:style style:name="P13" style:family="paragraph" style:parent-style-name="Standard">
      <style:text-properties officeooo:rsid="004170e7" officeooo:paragraph-rsid="004170e7"/>
    </style:style>
    <style:style style:name="P14" style:family="paragraph" style:parent-style-name="Standard">
      <style:text-properties officeooo:paragraph-rsid="004170e7"/>
    </style:style>
    <style:style style:name="P15" style:family="paragraph" style:parent-style-name="Fett">
      <style:paragraph-properties fo:margin-top="0pt" fo:margin-bottom="0pt" style:contextual-spacing="false"/>
      <style:text-properties officeooo:rsid="0071630b" officeooo:paragraph-rsid="0071630b"/>
    </style:style>
    <style:style style:name="P16" style:family="paragraph" style:parent-style-name="Table_20_Header">
      <style:text-properties officeooo:paragraph-rsid="005a11d5"/>
    </style:style>
    <style:style style:name="P17" style:family="paragraph" style:parent-style-name="Table_20_Contents">
      <style:text-properties officeooo:paragraph-rsid="005a11d5"/>
    </style:style>
    <style:style style:name="P18" style:family="paragraph" style:parent-style-name="Table_20_Contents">
      <style:text-properties officeooo:paragraph-rsid="0071b42a"/>
    </style:style>
    <style:style style:name="P19" style:family="paragraph" style:parent-style-name="Standard">
      <style:text-properties officeooo:paragraph-rsid="005a11d5"/>
    </style:style>
    <style:style style:name="P20" style:family="paragraph" style:parent-style-name="Heading_20_1">
      <style:paragraph-properties fo:break-before="page"/>
    </style:style>
    <style:style style:name="P21" style:family="paragraph" style:parent-style-name="Standard">
      <style:text-properties officeooo:rsid="006d553f" officeooo:paragraph-rsid="006e75d6"/>
    </style:style>
    <style:style style:name="P22" style:family="paragraph" style:parent-style-name="Standard">
      <style:text-properties officeooo:rsid="006e75d6" officeooo:paragraph-rsid="006e75d6"/>
    </style:style>
    <style:style style:name="P23" style:family="paragraph" style:parent-style-name="Heading_20_2">
      <style:text-properties officeooo:rsid="006e75d6" officeooo:paragraph-rsid="006e75d6"/>
    </style:style>
    <style:style style:name="P24" style:family="paragraph" style:parent-style-name="Standard">
      <style:text-properties officeooo:rsid="006e75d6" officeooo:paragraph-rsid="006e9800"/>
    </style:style>
    <style:style style:name="P25" style:family="paragraph" style:parent-style-name="Standard">
      <style:text-properties officeooo:paragraph-rsid="006e9800"/>
    </style:style>
    <style:style style:name="P26" style:family="paragraph" style:parent-style-name="Fett">
      <style:paragraph-properties fo:margin-top="0pt" fo:margin-bottom="0pt" style:contextual-spacing="false"/>
      <style:text-properties officeooo:rsid="006e9800" officeooo:paragraph-rsid="006e9800"/>
    </style:style>
    <style:style style:name="P27" style:family="paragraph" style:parent-style-name="Standard">
      <style:text-properties officeooo:rsid="006e9800" officeooo:paragraph-rsid="006e9800"/>
    </style:style>
    <style:style style:name="P28" style:family="paragraph" style:parent-style-name="Fett">
      <style:paragraph-properties fo:margin-top="0pt" fo:margin-bottom="0pt" style:contextual-spacing="false"/>
      <style:text-properties officeooo:rsid="006f1674" officeooo:paragraph-rsid="006f1674"/>
    </style:style>
    <style:style style:name="P29" style:family="paragraph" style:parent-style-name="Heading_20_2">
      <style:text-properties officeooo:paragraph-rsid="0062f630"/>
    </style:style>
    <style:style style:name="P30" style:family="paragraph" style:parent-style-name="Standard">
      <style:text-properties officeooo:rsid="002094ae" officeooo:paragraph-rsid="0062f630"/>
    </style:style>
    <style:style style:name="P31" style:family="paragraph" style:parent-style-name="Heading_20_2">
      <style:text-properties officeooo:paragraph-rsid="003f7a9e"/>
    </style:style>
    <style:style style:name="P32" style:family="paragraph" style:parent-style-name="Standard">
      <style:text-properties officeooo:rsid="002094ae" officeooo:paragraph-rsid="003f7a9e"/>
    </style:style>
    <style:style style:name="P33" style:family="paragraph" style:parent-style-name="Standard">
      <style:text-properties officeooo:rsid="0041811b" officeooo:paragraph-rsid="0041811b"/>
    </style:style>
    <style:style style:name="P34" style:family="paragraph" style:parent-style-name="Standard">
      <style:text-properties officeooo:rsid="0021f2ff" officeooo:paragraph-rsid="003f7a9e"/>
    </style:style>
    <style:style style:name="P35" style:family="paragraph" style:parent-style-name="Heading_20_2">
      <style:text-properties officeooo:rsid="003401ac" officeooo:paragraph-rsid="003401ac"/>
    </style:style>
    <style:style style:name="P36" style:family="paragraph" style:parent-style-name="Standard">
      <style:text-properties officeooo:rsid="002094ae" officeooo:paragraph-rsid="002094ae"/>
    </style:style>
    <style:style style:name="P37" style:family="paragraph" style:parent-style-name="Heading_20_2">
      <style:text-properties officeooo:rsid="00367791" officeooo:paragraph-rsid="00637a69"/>
    </style:style>
    <style:style style:name="P38" style:family="paragraph" style:parent-style-name="Standard">
      <style:text-properties officeooo:rsid="0021f2ff" officeooo:paragraph-rsid="00637a69"/>
    </style:style>
    <style:style style:name="P39" style:family="paragraph" style:parent-style-name="Table_20_Contents">
      <style:text-properties officeooo:rsid="0079311a" officeooo:paragraph-rsid="0079311a"/>
    </style:style>
    <style:style style:name="P40" style:family="paragraph" style:parent-style-name="Table_20_Contents">
      <style:text-properties officeooo:paragraph-rsid="00642d6f"/>
    </style:style>
    <style:style style:name="P41" style:family="paragraph" style:parent-style-name="Standard">
      <style:text-properties officeooo:paragraph-rsid="002094ae"/>
    </style:style>
    <style:style style:name="P42" style:family="paragraph" style:parent-style-name="Standard">
      <style:paragraph-properties>
        <style:tab-stops>
          <style:tab-stop style:position="285.76pt"/>
        </style:tab-stops>
      </style:paragraph-properties>
      <style:text-properties officeooo:rsid="005a11d5" officeooo:paragraph-rsid="0071b42a"/>
    </style:style>
    <style:style style:name="P43" style:family="paragraph" style:parent-style-name="Markierung">
      <style:text-properties officeooo:paragraph-rsid="0071b42a"/>
    </style:style>
    <style:style style:name="P44" style:family="paragraph" style:parent-style-name="Markierung">
      <style:paragraph-properties>
        <style:tab-stops>
          <style:tab-stop style:position="285.76pt"/>
        </style:tab-stops>
      </style:paragraph-properties>
      <style:text-properties officeooo:rsid="005a11d5" officeooo:paragraph-rsid="0071b42a"/>
    </style:style>
    <style:style style:name="P45" style:family="paragraph" style:parent-style-name="Standard">
      <style:text-properties officeooo:rsid="004730d6" officeooo:paragraph-rsid="004730d6"/>
    </style:style>
    <style:style style:name="P46" style:family="paragraph" style:parent-style-name="Standard">
      <style:text-properties officeooo:rsid="005bed3d" officeooo:paragraph-rsid="005bed3d"/>
    </style:style>
    <style:style style:name="P47" style:family="paragraph" style:parent-style-name="Standard">
      <style:text-properties officeooo:rsid="0062263c" officeooo:paragraph-rsid="0062263c"/>
    </style:style>
    <style:style style:name="P48" style:family="paragraph" style:parent-style-name="Standard">
      <style:text-properties officeooo:rsid="004730d6" officeooo:paragraph-rsid="00486ea3"/>
    </style:style>
    <style:style style:name="P49" style:family="paragraph" style:parent-style-name="Standard">
      <style:text-properties officeooo:paragraph-rsid="00486ea3"/>
    </style:style>
    <style:style style:name="P50" style:family="paragraph" style:parent-style-name="Heading_20_1">
      <style:paragraph-properties fo:margin-top="0pt" fo:margin-bottom="4.99pt" style:contextual-spacing="false" fo:break-before="page"/>
      <style:text-properties officeooo:paragraph-rsid="0049c165"/>
    </style:style>
    <style:style style:name="P51" style:family="paragraph" style:parent-style-name="Heading_20_1">
      <style:text-properties officeooo:rsid="0049c165" officeooo:paragraph-rsid="0049c165"/>
    </style:style>
    <style:style style:name="P52" style:family="paragraph" style:parent-style-name="Standard">
      <style:text-properties officeooo:paragraph-rsid="0049c165"/>
    </style:style>
    <style:style style:name="P53" style:family="paragraph" style:parent-style-name="Standard">
      <style:text-properties officeooo:rsid="0049c165" officeooo:paragraph-rsid="0049c165"/>
    </style:style>
    <style:style style:name="P54" style:family="paragraph" style:parent-style-name="Heading_20_2">
      <style:text-properties officeooo:paragraph-rsid="0049c165"/>
    </style:style>
    <style:style style:name="P55" style:family="paragraph" style:parent-style-name="Standard">
      <style:text-properties officeooo:paragraph-rsid="004fa1e2"/>
    </style:style>
    <style:style style:name="P56" style:family="paragraph" style:parent-style-name="Standard">
      <style:text-properties officeooo:rsid="0053a9dd" officeooo:paragraph-rsid="0053a9dd"/>
    </style:style>
    <style:style style:name="P57" style:family="paragraph" style:parent-style-name="List_20_Paragraph" style:list-style-name="L3"/>
    <style:style style:name="P58" style:family="paragraph" style:parent-style-name="Heading_20_2">
      <style:text-properties officeooo:paragraph-rsid="004fa1e2"/>
    </style:style>
    <style:style style:name="P59" style:family="paragraph" style:parent-style-name="Standard">
      <style:text-properties officeooo:rsid="005029ae" officeooo:paragraph-rsid="005029ae"/>
    </style:style>
    <style:style style:name="P60" style:family="paragraph" style:parent-style-name="List_20_Paragraph" style:list-style-name="L4"/>
    <style:style style:name="P61" style:family="paragraph" style:parent-style-name="Standard">
      <style:text-properties officeooo:rsid="004fa1e2" officeooo:paragraph-rsid="004fa1e2"/>
    </style:style>
    <style:style style:name="P62" style:family="paragraph" style:parent-style-name="Heading_20_2">
      <style:text-properties officeooo:paragraph-rsid="005029ae"/>
    </style:style>
    <style:style style:name="P63" style:family="paragraph" style:parent-style-name="Standard">
      <style:text-properties officeooo:paragraph-rsid="005029ae"/>
    </style:style>
    <style:style style:name="P64" style:family="paragraph" style:parent-style-name="Heading_20_2">
      <style:text-properties officeooo:paragraph-rsid="00567185"/>
    </style:style>
    <style:style style:name="P65" style:family="paragraph" style:parent-style-name="Standard">
      <style:text-properties officeooo:paragraph-rsid="00567185"/>
    </style:style>
    <style:style style:name="P66" style:family="paragraph" style:parent-style-name="Heading_20_3">
      <style:text-properties officeooo:paragraph-rsid="00567185"/>
    </style:style>
    <style:style style:name="P67" style:family="paragraph" style:parent-style-name="Standard">
      <style:text-properties officeooo:rsid="005216af" officeooo:paragraph-rsid="00567185"/>
    </style:style>
    <style:style style:name="P68" style:family="paragraph" style:parent-style-name="Standard">
      <style:text-properties officeooo:rsid="00538540" officeooo:paragraph-rsid="00567185"/>
    </style:style>
    <style:style style:name="P69" style:family="paragraph" style:parent-style-name="List_20_Paragraph" style:list-style-name="L5">
      <style:text-properties officeooo:paragraph-rsid="00567185"/>
    </style:style>
    <style:style style:name="P70" style:family="paragraph" style:parent-style-name="List_20_Paragraph">
      <style:text-properties officeooo:paragraph-rsid="00567185"/>
    </style:style>
    <style:style style:name="P71" style:family="paragraph" style:parent-style-name="Standard">
      <style:text-properties officeooo:rsid="0053a9dd" officeooo:paragraph-rsid="00567185"/>
    </style:style>
    <style:style style:name="P72" style:family="paragraph" style:parent-style-name="Standard">
      <style:text-properties officeooo:rsid="0054b125" officeooo:paragraph-rsid="00567185"/>
    </style:style>
    <style:style style:name="P73" style:family="paragraph" style:parent-style-name="Standard">
      <style:text-properties officeooo:rsid="005c2096" officeooo:paragraph-rsid="005c2096"/>
    </style:style>
    <style:style style:name="P74" style:family="paragraph" style:parent-style-name="Standard">
      <style:text-properties officeooo:rsid="00554660" officeooo:paragraph-rsid="005c2096"/>
    </style:style>
    <style:style style:name="P75" style:family="paragraph" style:parent-style-name="Heading_20_1">
      <style:text-properties officeooo:rsid="008312f7" officeooo:paragraph-rsid="008312f7"/>
    </style:style>
    <style:style style:name="P76" style:family="paragraph" style:parent-style-name="Standard">
      <style:text-properties officeooo:rsid="008312f7" officeooo:paragraph-rsid="0087dc9c"/>
    </style:style>
    <style:style style:name="P77" style:family="paragraph" style:parent-style-name="Standard">
      <style:text-properties officeooo:rsid="008312f7" officeooo:paragraph-rsid="0087a4c9"/>
    </style:style>
    <style:style style:name="P78" style:family="paragraph" style:parent-style-name="Standard">
      <style:text-properties officeooo:rsid="0085f02b" officeooo:paragraph-rsid="00886e2c"/>
    </style:style>
    <style:style style:name="P79" style:family="paragraph" style:parent-style-name="Standard" style:list-style-name="L6">
      <style:text-properties officeooo:rsid="0085f02b" officeooo:paragraph-rsid="0085f02b"/>
    </style:style>
    <style:style style:name="P80" style:family="paragraph" style:parent-style-name="Standard">
      <style:text-properties officeooo:rsid="0084413b" officeooo:paragraph-rsid="0084413b"/>
    </style:style>
    <style:style style:name="P81" style:family="paragraph" style:parent-style-name="Standard">
      <style:text-properties officeooo:rsid="0085c017" officeooo:paragraph-rsid="0085c017"/>
    </style:style>
    <style:style style:name="P82" style:family="paragraph" style:parent-style-name="Standard" style:list-style-name="L7">
      <style:text-properties officeooo:rsid="0085c017" officeooo:paragraph-rsid="0085c017"/>
    </style:style>
    <style:style style:name="P83" style:family="paragraph" style:parent-style-name="Standard" style:list-style-name="L7">
      <style:text-properties officeooo:paragraph-rsid="0085f02b"/>
    </style:style>
    <style:style style:name="P84" style:family="paragraph" style:parent-style-name="Standard">
      <style:text-properties officeooo:paragraph-rsid="0085f02b"/>
    </style:style>
    <style:style style:name="P85" style:family="paragraph" style:parent-style-name="Standard">
      <style:text-properties officeooo:rsid="007b6b5d" officeooo:paragraph-rsid="007b6b5d"/>
    </style:style>
    <style:style style:name="P86" style:family="paragraph" style:parent-style-name="Standard">
      <style:text-properties officeooo:rsid="007c501c" officeooo:paragraph-rsid="007c501c"/>
    </style:style>
    <style:style style:name="P87" style:family="paragraph" style:parent-style-name="Heading_20_2">
      <style:text-properties officeooo:paragraph-rsid="007c501c"/>
    </style:style>
    <style:style style:name="P88" style:family="paragraph" style:parent-style-name="Standard">
      <style:text-properties officeooo:rsid="007b6b5d" officeooo:paragraph-rsid="007d4f63"/>
    </style:style>
    <style:style style:name="P89" style:family="paragraph" style:parent-style-name="Heading_20_2">
      <style:text-properties officeooo:paragraph-rsid="007d4f63"/>
    </style:style>
    <style:style style:name="P90" style:family="paragraph" style:parent-style-name="Standard">
      <style:text-properties officeooo:rsid="007c501c" officeooo:paragraph-rsid="007d4f63"/>
    </style:style>
    <style:style style:name="P91" style:family="paragraph" style:parent-style-name="Standard">
      <style:text-properties officeooo:rsid="007d4f63" officeooo:paragraph-rsid="007ef9a0"/>
    </style:style>
    <style:style style:name="P92" style:family="paragraph" style:parent-style-name="Heading_20_2">
      <style:text-properties officeooo:rsid="007ef9a0" officeooo:paragraph-rsid="007ef9a0"/>
    </style:style>
    <style:style style:name="P93" style:family="paragraph" style:parent-style-name="Standard">
      <style:text-properties officeooo:rsid="007ef9a0" officeooo:paragraph-rsid="007ef9a0"/>
    </style:style>
    <style:style style:name="P94" style:family="paragraph" style:parent-style-name="Standard">
      <style:text-properties officeooo:rsid="007d4f63" officeooo:paragraph-rsid="007d4f63"/>
    </style:style>
    <style:style style:name="P95" style:family="paragraph" style:parent-style-name="Standard">
      <style:text-properties officeooo:rsid="007b6b5d" officeooo:paragraph-rsid="007ef9a0"/>
    </style:style>
    <style:style style:name="P96" style:family="paragraph" style:parent-style-name="Heading_20_2">
      <style:text-properties officeooo:paragraph-rsid="007ef9a0"/>
    </style:style>
    <style:style style:name="P97" style:family="paragraph" style:parent-style-name="Standard">
      <style:text-properties officeooo:rsid="0080b0f7" officeooo:paragraph-rsid="0080b0f7"/>
    </style:style>
    <style:style style:name="P98" style:family="paragraph" style:parent-style-name="Standard">
      <style:text-properties officeooo:rsid="007a72bb" officeooo:paragraph-rsid="007ef9a0"/>
    </style:style>
    <style:style style:name="T1" style:family="text">
      <style:text-properties officeooo:rsid="0071b42a"/>
    </style:style>
    <style:style style:name="T2" style:family="text">
      <style:text-properties officeooo:rsid="006cb291"/>
    </style:style>
    <style:style style:name="T3" style:family="text">
      <style:text-properties officeooo:rsid="006e75d6"/>
    </style:style>
    <style:style style:name="T4" style:family="text">
      <style:text-properties officeooo:rsid="0062f630"/>
    </style:style>
    <style:style style:name="T5" style:family="text">
      <style:text-properties officeooo:rsid="006f1674"/>
    </style:style>
    <style:style style:name="T6" style:family="text">
      <style:text-properties officeooo:rsid="006d553f"/>
    </style:style>
    <style:style style:name="T7" style:family="text">
      <style:text-properties officeooo:rsid="00642d6f"/>
    </style:style>
    <style:style style:name="T8" style:family="text">
      <style:text-properties officeooo:rsid="005a11d5"/>
    </style:style>
    <style:style style:name="T9" style:family="text">
      <style:text-properties officeooo:rsid="004170e7"/>
    </style:style>
    <style:style style:name="T10" style:family="text">
      <style:text-properties officeooo:rsid="005d2daa"/>
    </style:style>
    <style:style style:name="T11" style:family="text">
      <style:text-properties officeooo:rsid="006bacdb"/>
    </style:style>
    <style:style style:name="T12" style:family="text">
      <style:text-properties officeooo:rsid="00826a23"/>
    </style:style>
    <style:style style:name="T13" style:family="text">
      <style:text-properties officeooo:rsid="006e9800"/>
    </style:style>
    <style:style style:name="T14" style:family="text">
      <style:text-properties officeooo:rsid="0021f2ff"/>
    </style:style>
    <style:style style:name="T15" style:family="text">
      <style:text-properties officeooo:rsid="00281a55"/>
    </style:style>
    <style:style style:name="T16" style:family="text">
      <style:text-properties officeooo:rsid="0041811b"/>
    </style:style>
    <style:style style:name="T17" style:family="text">
      <style:text-properties officeooo:rsid="00367791"/>
    </style:style>
    <style:style style:name="T18" style:family="text">
      <style:text-properties fo:font-weight="bold" officeooo:rsid="00642d6f" style:font-weight-asian="bold" style:font-weight-complex="bold"/>
    </style:style>
    <style:style style:name="T19" style:family="text">
      <style:text-properties officeooo:rsid="004730d6"/>
    </style:style>
    <style:style style:name="T20" style:family="text">
      <style:text-properties officeooo:rsid="005bed3d"/>
    </style:style>
    <style:style style:name="T21" style:family="text">
      <style:text-properties fo:font-weight="bold" officeooo:rsid="0071b42a" style:font-weight-asian="bold" style:font-weight-complex="bold"/>
    </style:style>
    <style:style style:name="T22" style:family="text">
      <style:text-properties fo:font-weight="bold" style:font-weight-asian="bold" style:font-weight-complex="bold"/>
    </style:style>
    <style:style style:name="T23" style:family="text">
      <style:text-properties officeooo:rsid="0048a840"/>
    </style:style>
    <style:style style:name="T24" style:family="text">
      <style:text-properties officeooo:rsid="005c2096"/>
    </style:style>
    <style:style style:name="T25" style:family="text">
      <style:text-properties officeooo:rsid="00486ea3"/>
    </style:style>
    <style:style style:name="T26" style:family="text">
      <style:text-properties officeooo:rsid="0049c165"/>
    </style:style>
    <style:style style:name="T27" style:family="text">
      <style:text-properties officeooo:rsid="004e1478"/>
    </style:style>
    <style:style style:name="T28" style:family="text">
      <style:text-properties officeooo:rsid="004b3fbc"/>
    </style:style>
    <style:style style:name="T29" style:family="text">
      <style:text-properties officeooo:rsid="004fa1e2"/>
    </style:style>
    <style:style style:name="T30" style:family="text">
      <style:text-properties officeooo:rsid="0053a9dd"/>
    </style:style>
    <style:style style:name="T31" style:family="text">
      <style:text-properties officeooo:rsid="005029ae"/>
    </style:style>
    <style:style style:name="T32" style:family="text">
      <style:text-properties officeooo:rsid="005216af"/>
    </style:style>
    <style:style style:name="T33" style:family="text">
      <style:text-properties officeooo:rsid="00567185"/>
    </style:style>
    <style:style style:name="T34" style:family="text">
      <style:text-properties officeooo:rsid="00538540"/>
    </style:style>
    <style:style style:name="T35" style:family="text">
      <style:text-properties officeooo:rsid="005409ff"/>
    </style:style>
    <style:style style:name="T36" style:family="text">
      <style:text-properties officeooo:rsid="0054b125"/>
    </style:style>
    <style:style style:name="T37" style:family="text">
      <style:text-properties officeooo:rsid="00886e2c"/>
    </style:style>
    <style:style style:name="T38" style:family="text">
      <style:text-properties officeooo:rsid="00896d38"/>
    </style:style>
    <style:style style:name="T39" style:family="text">
      <style:text-properties officeooo:rsid="0087dc9c"/>
    </style:style>
    <style:style style:name="T40" style:family="text">
      <style:text-properties officeooo:rsid="0085f02b"/>
    </style:style>
    <style:style style:name="T41" style:family="text">
      <style:text-properties officeooo:rsid="0087a4c9"/>
    </style:style>
    <style:style style:name="T42" style:family="text">
      <style:text-properties fo:font-weight="bold" officeooo:rsid="0087a4c9" style:font-weight-asian="bold" style:font-weight-complex="bold"/>
    </style:style>
    <style:style style:name="T43" style:family="text">
      <style:text-properties officeooo:rsid="0085c017"/>
    </style:style>
    <style:style style:name="T44" style:family="text">
      <style:text-properties fo:font-weight="bold" officeooo:rsid="0085c017" style:font-weight-asian="bold" style:font-weight-complex="bold"/>
    </style:style>
    <style:style style:name="T45" style:family="text">
      <style:text-properties officeooo:rsid="007ef9a0"/>
    </style:style>
    <style:style style:name="T46" style:family="text">
      <style:text-properties officeooo:rsid="007d4f63"/>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1</text:h>
        <text:h text:style-name="P3" text:outline-level="1">Erschaffung</text:h>
        <text:p text:style-name="P4">Natürlich ist dein Charakter für dich das Zentrum des Spiels. Vermutlich hast du schon ein paar konkrete Vorstellungen und Ideen, die du gerne umsetzen möchtest.</text:p>
        <text:p text:style-name="P4">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3118843967" text:style-name="L1">
                <text:list-item>
                  <text:p text:style-name="P5"><draw:frame draw:style-name="fr1" draw:name="Frame1" text:anchor-type="as-char" draw:z-index="2"><draw:text-box fo:min-height="1.16pt" fo:min-width="1.16pt"><text:p text:style-name="P6">Playbook</text:p></draw:text-box></draw:frame>: <text:s/>Im Anhang findest du Playbooks, <text:span text:style-name="T1">also</text:span> vordefinierte, archetypische Helden oder Klassen. Wähle eines davon aus.</text:p>
                </text:list-item>
                <text:list-item>
                  <text:p text:style-name="P7"><draw:frame draw:style-name="fr1" draw:name="Frame3" text:anchor-type="as-char" draw:z-index="3"><draw:text-box fo:min-height="1.16pt" fo:min-width="1.16pt"><text:p text:style-name="P6">Attribute</text:p></draw:text-box></draw:frame>: Verteile <text:span text:style-name="T2">die folgenden Werte auf deine Attribute: </text:span><text:span text:style-name="T3">4</text:span><text:span text:style-name="T2">, 4, </text:span><text:span text:style-name="T3">3</text:span><text:span text:style-name="T2">, 3, </text:span><text:span text:style-name="T3">2</text:span><text:span text:style-name="T2">, 2, </text:span><text:span text:style-name="T3">2</text:span><text:span text:style-name="T2"> </text:span></text:p>
                </text:list-item>
                <text:list-item>
                  <text:p text:style-name="P7"><draw:frame draw:style-name="fr1" draw:name="Frame4" text:anchor-type="as-char" draw:z-index="4"><draw:text-box fo:min-height="1.16pt" fo:min-width="1.16pt"><text:p text:style-name="P8">Talente</text:p></draw:text-box></draw:frame>: <text:span text:style-name="T4">Wähle zwei Talente von deinem Playbook. </text:span><text:span text:style-name="T5">Optional kannst du auch von den Hintergründen in Kapitel “Talente” wählen.</text:span></text:p>
                </text:list-item>
                <text:list-item>
                  <text:p text:style-name="P7"><draw:frame draw:style-name="fr1" draw:name="Frame5" text:anchor-type="as-char" draw:z-index="5"><draw:text-box fo:min-height="1.16pt" fo:min-width="1.16pt"><text:p text:style-name="P8">Merkmale</text:p></draw:text-box></draw:frame>: Du startest mit: </text:p>
                </text:list-item>
              </text:list>
              <text:list text:style-name="L2">
                <text:list-item>
                  <text:p text:style-name="P9">Level 1</text:p>
                </text:list-item>
                <text:list-item>
                  <text:p text:style-name="P9">0 Erfahrung</text:p>
                </text:list-item>
                <text:list-item>
                  <text:p text:style-name="P9">0 Schaden</text:p>
                </text:list-item>
                <text:list-item>
                  <text:p text:style-name="P9">0 Stress</text:p>
                </text:list-item>
              </text:list>
              <text:list text:continue-list="list3118843967" text:style-name="L1">
                <text:list-item>
                  <text:p text:style-name="P7"><draw:frame draw:style-name="fr1" draw:name="Frame2" text:anchor-type="as-char" draw:z-index="6"><draw:text-box fo:min-height="1.16pt" fo:min-width="1.16pt"><text:p text:style-name="P8">Inventar</text:p></draw:text-box></draw:frame>: Du startest mit leichtem Gepäck, es sei den der Erzähler bestimmt etwas anderes.</text:p>
                </text:list-item>
                <text:list-item>
                  <text:p text:style-name="P10"><draw:frame draw:style-name="fr1" draw:name="Frame6" text:anchor-type="as-char" draw:z-index="7"><draw:text-box fo:min-height="1.16pt" fo:min-width="1.16pt"><text:p text:style-name="P8">Details</text:p></draw:text-box></draw:frame>: <text:span text:style-name="T6">Gib deinem Charakter einen Namen, leg fest wo er herkommt, was ihn motiviert und beschreibe ein paar Details zu ihm (z.B. Geschlecht, Haarfarbe, Alter)</text:span></text:p>
                </text:list-item>
              </text:list>
            </table:table-cell>
          </table:table-row>
        </table:table>
        <text:p text:style-name="Standard"/>
        <text:h text:style-name="P11" text:outline-level="1">Kapitel <text:span text:style-name="T7">2</text:span></text:h>
        <text:h text:style-name="P12" text:outline-level="1">Attribute</text:h>
        <text:p text:style-name="P13">Attribute verkörpern die grundlegenden Fähigkeiten deines Helden. Sie bilden die Basis für alle Proben und werden auf einer Skala von 1 (ahnungslos) bis 10 (legendär) gemessen.</text:p>
        <text:p text:style-name="P14"><text:span text:style-name="T8"><draw:frame draw:style-name="fr1" draw:name="Frame8" text:anchor-type="as-char" draw:z-index="8"><draw:text-box fo:min-height="1.16pt" fo:min-width="1.16pt"><text:p text:style-name="P15">Hintergrund</text:p></draw:text-box></draw:frame></text:span><text:span text:style-name="T8">: </text:span><text:span text:style-name="T9">Gewöhnliche Menschen besitzen in den Attributen, die ihnen wichtig sind </text:span><text:span text:style-name="T8">3 Punkte.</text:span></text:p>
        <text:p text:style-name="P14"/>
        <table:table table:name="Table4" table:style-name="Table4">
          <table:table-column table:style-name="Table4.A"/>
          <table:table-column table:style-name="Table4.B"/>
          <table:table-row>
            <table:table-cell table:style-name="Table4.A1" office:value-type="string">
              <text:p text:style-name="P16">Attribut</text:p>
            </table:table-cell>
            <table:table-cell table:style-name="Table4.B1" office:value-type="string">
              <text:p text:style-name="P16">Typische Anwendung</text:p>
            </table:table-cell>
          </table:table-row>
          <table:table-row>
            <table:table-cell table:style-name="Table4.A2" office:value-type="string">
              <text:p text:style-name="P17">Kraft</text:p>
            </table:table-cell>
            <table:table-cell table:style-name="Table4.B2" office:value-type="string">
              <text:p text:style-name="P17"><text:span text:style-name="T10">Athletik, </text:span><text:span text:style-name="T11">Einschüchtern, </text:span>Heben, <text:span text:style-name="T10">Ziehen, Halten</text:span></text:p>
            </table:table-cell>
          </table:table-row>
          <table:table-row>
            <table:table-cell table:style-name="Table4.A2" office:value-type="string">
              <text:p text:style-name="P17">Geschick</text:p>
            </table:table-cell>
            <table:table-cell table:style-name="Table4.B2" office:value-type="string">
              <text:p text:style-name="P17"><text:span text:style-name="T10">Akrobatik, </text:span>Balancieren, <text:span text:style-name="T12">Sprinten</text:span></text:p>
            </table:table-cell>
          </table:table-row>
          <table:table-row>
            <table:table-cell table:style-name="Table4.A2" office:value-type="string">
              <text:p text:style-name="P17">Gerissenheit</text:p>
            </table:table-cell>
            <table:table-cell table:style-name="Table4.B2" office:value-type="string">
              <text:p text:style-name="P17">Gassenwissen, Schleichen, Schl<text:span text:style-name="T1">oss knacken</text:span>, Stehlen</text:p>
            </table:table-cell>
          </table:table-row>
          <table:table-row>
            <table:table-cell table:style-name="Table4.A2" office:value-type="string">
              <text:p text:style-name="P17">Kämpfen</text:p>
            </table:table-cell>
            <table:table-cell table:style-name="Table4.B2" office:value-type="string">
              <text:p text:style-name="P17">Nahkampf, Fernkampf, Verteidigung</text:p>
            </table:table-cell>
          </table:table-row>
          <table:table-row>
            <table:table-cell table:style-name="Table4.A6" office:value-type="string">
              <text:p text:style-name="P17">Charisma</text:p>
            </table:table-cell>
            <table:table-cell table:style-name="Table4.B6" office:value-type="string">
              <text:p text:style-name="P17">Etikette, Singen, Tanzen, Überreden, Verführen</text:p>
            </table:table-cell>
          </table:table-row>
          <table:table-row>
            <table:table-cell table:style-name="Table4.A7" office:value-type="string">
              <text:p text:style-name="P17">Klugheit</text:p>
            </table:table-cell>
            <table:table-cell table:style-name="Table4.B7" office:value-type="string">
              <text:p text:style-name="P17">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8">Empathie, <text:span text:style-name="T8">Fahren, </text:span><text:span text:style-name="T1">Wahrnehmung, </text:span>Wildnisleben</text:p>
            </table:table-cell>
          </table:table-row>
        </table:table>
        <text:p text:style-name="P19"/>
        <text:h text:style-name="P20" text:outline-level="1">Kapitel XX</text:h>
        <text:h text:style-name="Heading_20_1" text:outline-level="1">Talente</text:h>
        <text:p text:style-name="P21">Talente sind besondere Tricks und Fähigkeiten, die deinen Charakter einzigartig machen. Jedes Playbook enthält eine Liste von Talenten, die du im Laufe des Spiels erlernen kannst. <text:s/></text:p>
        <text:p text:style-name="P21">Wirkt ein Talent gegen ein Ziel, musst du dieses sehen können. <text:s/></text:p>
        <text:p text:style-name="P21">Einige Talente haben Kosten oder Voraussetzungen. Diese werden in Klammern hinter dem Namen vermerkt. <text:s/></text:p>
        <text:p text:style-name="P21">Talente mit Kosten wirken sofort und genau einmal. Für weitere Einsätze müssen die Kosten erneut bezahlt werden. <text:s/></text:p>
        <text:p text:style-name="P21">Talente ohne Kosten sind in der Regel permanent aktiv.</text:p>
        <text:p text:style-name="P22"/>
        <text:h text:style-name="P23" text:outline-level="2">Optional: Hintergründe</text:h>
        <text:p text:style-name="P24">Die folgenden Talente stehen allen Helden offen und können jederzeit erlernt werden: <text:line-break/></text:p>
        <text:p text:style-name="P25"><text:span text:style-name="T3"><draw:frame draw:style-name="fr1" draw:name="Frame13" text:anchor-type="as-char" draw:z-index="9"><draw:text-box fo:min-height="1.16pt" fo:min-width="1.16pt"><text:p text:style-name="P26">Besitz</text:p></draw:text-box></draw:frame></text:span><text:span text:style-name="T3">: Du besitzt etwas Einzigartiges, wie z.B. ein eigenes Schiff, Flugzeug oder ein un</text:span><text:span text:style-name="T13">gewöhnliches Relikt.</text:span></text:p>
        <text:p text:style-name="P27"><draw:frame draw:style-name="fr1" draw:name="Frame14" text:anchor-type="as-char" draw:z-index="10"><draw:text-box fo:min-height="1.16pt" fo:min-width="1.16pt"><text:p text:style-name="P28">Status</text:p></draw:text-box></draw:frame>: Du hast großen Einfluss in z.B. High-Society, Politik, oder Kriminellen Unterwelt.</text:p>
        <text:p text:style-name="P24"><draw:frame draw:style-name="fr1" draw:name="Frame10" text:anchor-type="as-char" draw:z-index="11"><draw:text-box fo:min-height="1.16pt" fo:min-width="1.16pt"><text:p text:style-name="P8">Ruhm</text:p></draw:text-box></draw:frame>: Du bist <text:span text:style-name="T5">berühmt für </text:span>z.B. Film, Musik, Mode, Wissenschaft <text:span text:style-name="T5">oder Politik.</text:span></text:p>
        <text:p text:style-name="P24"><draw:frame draw:style-name="fr1" draw:name="Frame11" text:anchor-type="as-char" draw:z-index="12"><draw:text-box fo:min-height="1.16pt" fo:min-width="1.16pt"><text:p text:style-name="P8">Reich<text:span text:style-name="T5">tum</text:span></text:p></draw:text-box></draw:frame>: Du bist wohlhabend und Geld spielt für dich keine Rolle.</text:p>
        <text:p text:style-name="P25"><text:span text:style-name="T3"><draw:frame draw:style-name="fr1" draw:name="Frame12" text:anchor-type="as-char" draw:z-index="13"><draw:text-box fo:min-height="1.16pt" fo:min-width="1.16pt"><text:p text:style-name="P8">Mentor</text:p></draw:text-box></draw:frame></text:span><text:span text:style-name="T3">: Du hast einen loyalen und mächtigen Verbündeten (z.B. Politiker, Mafiaboss, Wissenschaftler oder Geldgeber).</text:span></text:p>
        <text:p text:style-name="P22"/>
      </text:section>
      <text:section text:style-name="Sect1" text:name="Section6">
        <text:h text:style-name="P20" text:outline-level="1">Kapitel <text:span text:style-name="T7">4</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29" text:outline-level="2">Level</text:h>
          <text:p text:style-name="P30">Das Level gibt Auskunft darüber, wie mächtig dein Held ist.</text:p>
          <text:p text:style-name="P30"><text:span text:style-name="T14">Es</text:span> dient vor allem dem Erzähler als Richtwert, um Abenteuer <text:span text:style-name="T15">und</text:span> herausfordernd <text:span text:style-name="T15">passend zu</text:span> gestalten.</text:p>
          <text:p text:style-name="P30"/>
          <text:h text:style-name="P31" text:outline-level="2">Erfahrung</text:h>
          <text:p text:style-name="P32">Erfahrung ist die Währung, mit der du das Level deines Helden steigerst.</text:p>
          <text:p text:style-name="P32">Du erhältst 1 Erfahrungspunkt <text:span text:style-name="T16">pro</text:span> Spielabend <text:span text:style-name="T16">und</text:span> <text:span text:style-name="T16">für </text:span>das Besiegen mächtiger Gegner.</text:p>
          <text:p text:style-name="P33">Hat dein Held genug Erfahrung, kann er eine Stufe aufsteigen und erhält die zugehörigen Verbesserungen (siehe Tabelle).</text:p>
          <text:p text:style-name="P34"/>
          <text:p text:style-name="P34"/>
          <text:p text:style-name="P34"/>
          <text:h text:style-name="P35" text:outline-level="2">Schaden</text:h>
          <text:p text:style-name="P36">Wird dein Held verletzt, erleidet er Schaden.</text:p>
          <text:p text:style-name="P36">Ein Held kann maximal 3 Schaden verkraften. Überschreitet er dieses Limit, geht er kampfunfähig zu Boden.</text:p>
          <text:p text:style-name="P36">Schaden heilt nur langsam: Dein Held benötigt eine lange Rast, um sich vollständig zu erholen.</text:p>
          <text:p text:style-name="P36"/>
          <text:h text:style-name="P37" text:outline-level="2">Stress</text:h>
          <text:p text:style-name="P38">Setzt dein Held eine besondere Fähigkeit ein, erleidet er <text:span text:style-name="T17">Stress</text:span>.</text:p>
          <text:p text:style-name="P38">Ein Held kann maximal 7 <text:span text:style-name="T17">Stress</text:span> ansammeln. Erreicht er dieses Limit, kann er keine besonderen Fähigkeiten mehr einsetzen.</text:p>
          <text:p text:style-name="P38">Eine einfache Nachtruhe reduziert Stress um 3 Punkte. Abh<text:span text:style-name="T17">ä</text:span>ngig von den Umst<text:span text:style-name="T17">ä</text:span>nden kann dieser Wert auch nur 1 oder bis zu 3 Punkte betragen.</text:p>
          <text:p text:style-name="P38"/>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P39">Heldenerschaffung</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text:span text:style-name="T8">zwei </text:span>Attribut</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P40">Neues Talen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P17">+1 auf <text:span text:style-name="T8">zwei </text:span>Attribut</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P40">Neues Talen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P17">+1 auf <text:span text:style-name="T8">zwei </text:span>Attribut</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P40">Neues Talen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P17">+1 auf <text:span text:style-name="T8">zwei </text:span>Attribut</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P40">Neues Talen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P17">+1 auf <text:span text:style-name="T8">zwei </text:span>Attribut</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P40">Neues Talen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P17">+1 auf <text:span text:style-name="T8">zwei </text:span>Attribut</text:p>
            </table:table-cell>
          </table:table-row>
        </table:table>
        <text:p text:style-name="P41"/>
        <text:h text:style-name="P20" text:outline-level="1">Kapitel XX</text:h>
        <text:h text:style-name="Heading_20_1" text:outline-level="1">Ausrüstung</text:h>
        <text:p text:style-name="P42">Ausrüstung wird abstrakt dargestellt. Du legst nur fest, wie schwer dein Gepäck ist, und bestimmst später, welche Gegenstände du dabeihast. <text:s/></text:p>
        <text:p text:style-name="P43"><text:span text:style-name="T18">Leicht</text:span><text:span text:style-name="T19"> </text:span><text:span text:style-name="T20">=</text:span> <text:span text:style-name="T19">2 Items</text:span></text:p>
        <text:p text:style-name="P43"><text:span text:style-name="T18">Mittel (</text:span><text:span text:style-name="T21">z.B. </text:span><text:span text:style-name="T22">Umhängetasche</text:span><text:span text:style-name="T18">)</text:span> <text:span text:style-name="T20">= </text:span><text:s/>5 <text:span text:style-name="T19">Items</text:span></text:p>
        <text:p text:style-name="P44"><text:span text:style-name="T18">Schwer (</text:span><text:span text:style-name="T21">z.B. </text:span><text:span text:style-name="T22">Rucksack</text:span><text:span text:style-name="T18">)</text:span> <text:span text:style-name="T20">=</text:span> 10 <text:span text:style-name="T19">Items</text:span></text:p>
        <text:p text:style-name="P42">Wählst du ein Item, muss es zur Situation und zu deinem Charakter passen. So kannst du z. B. davon ausgehen, dass Proviant auf einer Expedition verfügbar ist. Zusätzlich enthält jedes Playbook eine Liste mit passenden Beispielgegenständen. </text:p>
        <text:p text:style-name="P42">Füllst du deine Vorräte wieder auf, legst du alle bisher festgelegten Gegenstände ab und bestimmst dein Gepäck neu.</text:p>
        <text:p text:style-name="Hint"><draw:frame draw:style-name="fr1" draw:name="Frame9" text:anchor-type="as-char" draw:z-index="1"><draw:text-box fo:min-height="1.16pt" fo:min-width="1.16pt"><text:p text:style-name="P8">Hinweis</text:p></draw:text-box></draw:frame>: Ungewöhnliche Gegenstände (wie z.B. Weihwasser für die Vampirjagd) <text:span text:style-name="T20">werden nicht wie normale Ausrüstung behandelt</text:span>. Diese spezielle Dinge musst du <text:span text:style-name="T20">dediziert im Spiel</text:span> beschaffen.</text:p>
        <text:p text:style-name="P45"/>
        <text:section text:style-name="Sect2" text:name="Section2">
          <text:h text:style-name="Heading_20_2" text:outline-level="2">Werkzeuge</text:h>
          <text:p text:style-name="P46">Setzt du passendes Werkzeug ein, erhältst du auf zugehörige Proben einen Bonus von +2<text:span text:style-name="T19">.</text:span></text:p>
          <text:p text:style-name="P47">Improvisierte oder unpassende Werkzeuge geben immerhin noch einen Bonus von +1.</text:p>
          <text:p text:style-name="P45">So kannst du beispielsweise eine <text:span text:style-name="T23">Brechstange verwenden, um eine Tür leichter aufzubrechen.</text:span></text:p>
          <text:p text:style-name="P45"/>
          <text:h text:style-name="Heading_20_2" text:outline-level="2">Waffen <text:span text:style-name="T19">&amp; Rüstungen</text:span></text:h>
          <text:p text:style-name="P48">Waffen und Rüstungen funktionieren wie Werkzeuge <text:span text:style-name="T24">nur eben </text:span>für den Kampf: <text:span text:style-name="T25">sie gewähren +2 auf Attacken bzw. Paraden</text:span>.</text:p>
          <text:p text:style-name="P48">Zusätzlich können <text:span text:style-name="T25">sie aber</text:span> über Schlagwörter verfügen, die <text:span text:style-name="T25">helfen sie in die Erzählung einzubinden.</text:span></text:p>
          <text:p text:style-name="P49"><text:span text:style-name="T25"><draw:frame draw:style-name="fr1" draw:name="Frame7" text:anchor-type="as-char" draw:z-index="0"><draw:text-box fo:min-height="1.16pt" fo:min-width="1.16pt"><text:p text:style-name="P8">Beispiele</text:p></draw:text-box></draw:frame></text:span><text:span text:style-name="T25">: Sperrig, Laut, Fernkampf, Unauffällig</text:span></text:p>
        </text:section>
      </text:section>
      <text:section text:style-name="Sect1" text:name="Section8">
        <text:h text:style-name="P50" text:outline-level="1">Kapitel <text:span text:style-name="T26">XX</text:span></text:h>
        <text:h text:style-name="P51" text:outline-level="1">Regeln</text:h>
        <text:p text:style-name="P52">Der Großteil des Spiels besteht aus einer gemeinsamen Unterhaltung, in der ihr zusammen eine Geschichte erzählt.</text:p>
        <text:p text:style-name="P52">Du und die anderen Spieler übernehmen jeweils die Rolle eines Helden, während der Erzähler beschreibt, wie die Welt auf eure Handlungen reagiert.</text:p>
        <text:p text:style-name="P52">Für bestimmte Situationen gibt es jedoch Regeln, die den Ausgang der Geschichte bestimmen.</text:p>
        <text:p text:style-name="P53"/>
        <text:section text:style-name="Sect2" text:name="Section4">
          <text:h text:style-name="P54" text:outline-level="2">Einfache Probe</text:h>
          <text:p text:style-name="P53">Wenn ein Held etwas Riskantes oder Ungewisses tut, kann der Erzähler eine Probe verlangen.</text:p>
          <text:p text:style-name="P53">Der Erzähler bestimmt <text:span text:style-name="T27">das geprüfte Attribut und den Schwierigkeitsgrad (SG).</text:span></text:p>
          <text:p text:style-name="P55"><text:span text:style-name="T28">Du </text:span><text:span text:style-name="T29">rollst</text:span><text:span text:style-name="T28"> eine Anzahl W10 entsprechend deinem Wert im gewählten Attribut </text:span><text:span text:style-name="T27">(Pool).</text:span></text:p>
          <text:p text:style-name="P55"><text:span text:style-name="T27">Jeder 8er, 9ner und 10ner ist ein Erfolg. Außerdem darfst du jeden 10ner nochmal würfeln </text:span><text:span text:style-name="T29">(explodierende Würfel).</text:span></text:p>
          <text:p text:style-name="P56">Das Ergebnis hängt davon ab, wie viele Erfolge du im Vergleich zum SG hast:</text:p>
          <text:list text:style-name="L3">
            <text:list-item>
              <text:p text:style-name="P57"><text:span text:style-name="T30">Weniger</text:span> <text:span text:style-name="T29">=</text:span> Fehlschlag</text:p>
            </text:list-item>
            <text:list-item>
              <text:p text:style-name="P57"><text:span text:style-name="T30">Gleich oder Mehr</text:span> <text:span text:style-name="T29">= </text:span>Erfolg</text:p>
            </text:list-item>
            <text:list-item>
              <text:p text:style-name="P57"><text:span text:style-name="T24">5</text:span><text:span text:style-name="T30">+ mehr</text:span> <text:span text:style-name="T29">=</text:span> Meisterlicher Erfolg</text:p>
            </text:list-item>
          </text:list>
          <text:h text:style-name="P58" text:outline-level="2">Modifikatoren</text:h>
          <text:p text:style-name="P59">Umstände können den Würfelpool deiner Probe erheblich verändern. Du erhältst z.B. jeweils +2 Würfel, wenn:</text:p>
          <text:list text:style-name="L4">
            <text:list-item>
              <text:p text:style-name="P60"><text:span text:style-name="T31">du ein</text:span> passendes Werkzeug <text:span text:style-name="T31">verwendest</text:span></text:p>
            </text:list-item>
            <text:list-item>
              <text:p text:style-name="P60">dir jemand bei deiner Probe hilft</text:p>
            </text:list-item>
          </text:list>
          <text:p text:style-name="P61">Zusätzlich können Talente und Manöver den Würfelpool bestimmter Proben erhöhen oder verringern.</text:p>
          <text:p text:style-name="P61">Sinkt dein Würfelpool durch Modifikatoren auf 0 oder weniger, gilt die Probe automatisch als gescheitert.</text:p>
          <text:p text:style-name="P55"/>
          <text:p text:style-name="P55"/>
          <text:p text:style-name="P55"/>
          <text:p text:style-name="P55"/>
          <text:h text:style-name="P62" text:outline-level="2"><text:soft-page-break/>Vergleich</text:h>
          <text:p text:style-name="P59">Wenn Helden miteinander konkurrieren, kann ein Vergleich durchgeführt werden.</text:p>
          <text:p text:style-name="P59">Dabei gibt es keinen festen Schwierigkeitsgrad (SG). Stattdessen würfeln alle Beteiligten jeweils einen passenden Würfelpool. Wer die meisten Erfolge erzielt, gewinnt den Vergleich.</text:p>
          <text:p text:style-name="P59">Kommt es zu einem Gleichstand, wird die Probe wiederholt bist ein eindeutiger Sieger feststeht.</text:p>
          <text:p text:style-name="P63"/>
          <text:h text:style-name="P64" text:outline-level="2">Action <text:span text:style-name="T32">Szenen</text:span></text:h>
          <text:p text:style-name="P65">Action-Szenen, <text:span text:style-name="T24">wie z.B. Kämpfe oder Verfolgungsjagden, </text:span>sind <text:span text:style-name="T24">der Kern jedes guten Pulp-Abenteuers.</text:span></text:p>
          <text:p text:style-name="P65">Um die Übersicht zu behalten, werden sie in Runden von jeweils <text:span text:style-name="T30">sechs</text:span> Sekunden abgehandelt <text:span text:style-name="T33">und bei bedarf kann die Umgebung mit einer Skizze visualisiert werden.</text:span></text:p>
          <text:p text:style-name="P65"/>
          <text:h text:style-name="P66" text:outline-level="3">Reihenfolge</text:h>
          <text:p text:style-name="P67">Jeder Beteiligte kommt einmal pro Runde zum Zug. Die Reihenfolge verläuft im Uhrzeigersinn <text:span text:style-name="T30">(</text:span>es wird keine Initiative ausgewürfelt<text:span text:style-name="T30">)</text:span>.</text:p>
          <text:p text:style-name="P67">Den ersten Zug der Szene erhält der Spieler, der die Situation ins Rollen bringt.</text:p>
          <text:p text:style-name="P67"/>
          <text:h text:style-name="Heading_20_2" text:outline-level="2">Spieler Zug</text:h>
          <text:p text:style-name="P65"><text:span text:style-name="T34">Wenn du am Zug bist, </text:span><text:span text:style-name="T24">kannst du deinen Helden bis zu 9 Meter bewegen und eine Aktion ausführen.</text:span></text:p>
          <text:p text:style-name="P68">Typische Aktionen sind:</text:p>
          <text:list text:style-name="L5">
            <text:list-item>
              <text:p text:style-name="P69">Attackieren</text:p>
            </text:list-item>
            <text:list-item>
              <text:p text:style-name="P69">eine Tür eintreten</text:p>
            </text:list-item>
            <text:list-item>
              <text:p text:style-name="P69">Sprinten (erneut bewegen)</text:p>
            </text:list-item>
            <text:list-item>
              <text:p text:style-name="P69">jemandem helfen</text:p>
            </text:list-item>
          </text:list>
          <text:p text:style-name="P70"/>
          <text:p text:style-name="P70"/>
          <text:h text:style-name="Heading_20_3" text:outline-level="3">Nebensächliches</text:h>
          <text:p text:style-name="P65"><text:span text:style-name="T30">Kleinigkeiten</text:span>, <text:span text:style-name="T34">wie z.B. ein paar Worte sagen oder eine Waffe ziehen, </text:span><text:span text:style-name="T30">können zusätzlich und ohne Aktion ausgeführt werden.</text:span></text:p>
          <text:p text:style-name="P71">Im Zweifelsfall entscheidet der Erzähler über die Limits.</text:p>
          <text:p text:style-name="P68"/>
          <text:h text:style-name="Heading_20_3" text:outline-level="3">Minions</text:h>
          <text:p text:style-name="P65">Kontrollierst du mehrere Figuren (z. B. beschworene Kreaturen oder Verbündete), handeln diese direkt nach deinem Helden.</text:p>
          <text:p text:style-name="P65">Sie verwenden dieselben Regeln für Bewegung und Aktionen.</text:p>
          <text:p text:style-name="P65"/>
          <text:p text:style-name="P65"/>
          <text:p text:style-name="P65"/>
          <text:p text:style-name="P65"/>
          <text:p text:style-name="P65"/>
          <text:p text:style-name="P65"/>
          <text:h text:style-name="Heading_20_3" text:outline-level="3"><text:soft-page-break/>Attacke</text:h>
          <text:p text:style-name="P65"><text:span text:style-name="T35">Um jemanden zu attackieren, musst du dich in Reichweite befinden und eine Probe </text:span><text:span text:style-name="T24">auf Kämpfen ablegen.</text:span></text:p>
          <text:p text:style-name="P72">Gelingt die Probe, erleidet das Ziel 1 Schaden bzw. 2 Schaden bei einem kritischen Erfolg.</text:p>
          <text:p text:style-name="P73">Im Nahkampf kannst du auf den Schaden verzichten und das Ziel stattdessen festhalten oder ihm einen Gegenstand entreißen – zumindest, solange es realistisch ist, dass du das Ziel in einen Ringkampf verwickeln kannst.</text:p>
          <text:p text:style-name="P74"/>
          <text:p text:style-name="P74"/>
          <text:p text:style-name="P74"/>
          <text:p text:style-name="P74"/>
          <text:p text:style-name="P74"/>
          <text:p text:style-name="P74"/>
          <text:h text:style-name="Heading_20_2" text:outline-level="2">Erzähler Zug</text:h>
          <text:p text:style-name="P72">Der Erzähler kontrolliert alle Figuren, die nicht von den Spielern gesteuert werden.</text:p>
          <text:p text:style-name="P72">Er entscheidet, wie sie sich bewegen (für Menschen typischerweise 9 Meter pro Zug) und welche Aktionen sie ausführen.</text:p>
          <text:p text:style-name="P72">Der Erzähler legt <text:span text:style-name="T24">dabei aber </text:span>keine Proben ab. Greift eine von ihm kontrollierte Figur einen Helden oder Minion an, würfeln die Spieler die Verteidigung.</text:p>
          <text:p text:style-name="P72"/>
          <text:h text:style-name="Heading_20_3" text:outline-level="3">Verteidigung</text:h>
          <text:p text:style-name="P65"><text:span text:style-name="T36">Wird dein Held oder einer deiner Minions attackiert, darfst du dich mit einer Probe </text:span><text:span text:style-name="T24">auf Kämpfen verteidigen.</text:span></text:p>
          <text:p text:style-name="P73">Misslingt die Probe, erleidet deine Figur 1 Punkt Schaden.</text:p>
          <text:p text:style-name="P63"/>
        </text:section>
        <text:p text:style-name="Standard"/>
        <text:h text:style-name="P20" text:outline-level="1">Kapitel XX</text:h>
        <text:h text:style-name="P75" text:outline-level="1">Aeterna Nox</text:h>
        <text:p text:style-name="P76">Ein nebelverhangenes Tal, <text:span text:style-name="T37">zerfallene</text:span> Ruinen und <text:span text:style-name="T38">alte</text:span>, nur langsam verrottende Geheimnisse.</text:p>
        <text:p text:style-name="P76">In Aeterna Nox <text:span text:style-name="T39">erleben du und deine Mitspieler eine</text:span> klassische Gothic-Horror Geschichte <text:span text:style-name="T39">aus der Sicht </text:span><text:span text:style-name="T37">von Vampiren.</text:span></text:p>
        <text:p text:style-name="P76"/>
        <text:section text:style-name="Sect2" text:name="Section3">
          <text:h text:style-name="Heading_20_2" text:outline-level="2">Protagonisten</text:h>
          <text:p text:style-name="P77">Ihr schlüpft in die Rolle einer Schar junger Vampire <text:span text:style-name="T40">die dem Griff ihres Meisters entkommen sind.</text:span></text:p>
          <text:p text:style-name="P78"><text:span text:style-name="T41">Es liegt an euch</text:span>, eine Nische der <text:span text:style-name="T37">Welt</text:span> für euch zu erobern, eine Herde zu kultivieren und euch gegen die anderen Kreaturen der Nacht zu behaupten.</text:p>
          <text:list text:style-name="L6">
            <text:list-item>
              <text:p text:style-name="P79"><text:span text:style-name="T42">Menschen</text:span><text:span text:style-name="T41">: </text:span>Werdet ihr dem Hunger erliegen und zu blutrünstigen Monstern verkommen, für die Menschen nichts weiter als Beute sind?</text:p>
            </text:list-item>
            <text:list-item>
              <text:p text:style-name="P79"><text:span text:style-name="T42">Domäne</text:span><text:span text:style-name="T41">: </text:span>Werdet ihr zu dunklen Hütern oder zu despotischen Tyrannen?</text:p>
            </text:list-item>
            <text:list-item>
              <text:p text:style-name="P79"><text:span text:style-name="T42">Monster</text:span><text:span text:style-name="T41">: </text:span>Koexistiert ihr mit den anderen Kreaturen der Nacht, <text:span text:style-name="T37">unterwerft ihr sie</text:span> oder duldet ihr keine Rivalen neben euch?</text:p>
            </text:list-item>
          </text:list>
          <text:p text:style-name="P80"/>
          <text:h text:style-name="Heading_20_2" text:outline-level="2"><text:span text:style-name="T43">Themen</text:span></text:h>
          <text:p text:style-name="P81">Gothic-Horror erzählt tragische, zutiefst menschliche Geschichten über Sünde und ihre Konsequenzen. <text:span text:style-name="T37">Das übernatürliche wird hier zu einer Manifestation </text:span>innerer Abgründe.</text:p>
          <text:list text:style-name="L7">
            <text:list-item>
              <text:p text:style-name="P82"><text:span text:style-name="T22">Narrativ</text:span>: <text:span text:style-name="T41">Gothic-</text:span>Horror ist persönlich <text:span text:style-name="T40">und entspringt der Sünde </text:span><text:span text:style-name="T41">der Protagonisten.</text:span></text:p>
            </text:list-item>
            <text:list-item>
              <text:p text:style-name="P82"><text:span text:style-name="T42">Schrecken</text:span>: Das Übernatürliche ist unheimlich, grotesk und zugleich erschreckend menschlich.</text:p>
            </text:list-item>
            <text:list-item>
              <text:p text:style-name="P82"><text:span text:style-name="T22">Moral</text:span>: Hybris, Sünde und die unausweichlichen Konsequenzen stehen im Zentrum <text:span text:style-name="T41">der</text:span> Geschichte.</text:p>
            </text:list-item>
            <text:list-item>
              <text:p text:style-name="P83"><text:span text:style-name="T44">Symbolik</text:span><text:span text:style-name="T43">: Die Welt </text:span><text:span text:style-name="T40">spiegelt Verfall, Korruption und Isolation der Protagonisten </text:span><text:span text:style-name="T41">wieder.</text:span></text:p>
            </text:list-item>
          </text:list>
          <text:p text:style-name="P84"/>
        </text:section>
        <text:p text:style-name="P84"/>
        <text:h text:style-name="P20" text:outline-level="1">Kapitel xx</text:h>
        <text:h text:style-name="Heading_20_1" text:outline-level="1">Vampire</text:h>
        <text:p text:style-name="P85"/>
        <text:p text:style-name="P85">Vampire verbrennen bei Kontakt mit Sonnenlicht.</text:p>
        <text:p text:style-name="P85">Vampire können Wohnhäuser nicht ohne Einladung betreten.</text:p>
        <text:p text:style-name="P85">Vampire können sich heiligen Symbolen nicht näheren, sie können keinen geweihten boden betreten und weihwasser verbrennt sie.</text:p>
        <text:p text:style-name="P85">Wird ein Vampir erschlagen, verwandelt er sich in einen schwarm von Fledermäusen und kehrt in seinen Sarg zurück. Der Vampir erhebt sich erst nach sieben nächten wieder.</text:p>
        <text:p text:style-name="P85">Um einen Vampir zu töten, muss man ihn in seinem Sarg pfählen, enthaupten oder Sonnenlicht aussetzen.</text:p>
        <text:p text:style-name="P86">Vampire müssen umgeben von Heimaterde schlafen, sonst werden sie langsam aber sicher wahnsinnig.</text:p>
        <text:p text:style-name="P86"/>
        <text:h text:style-name="Heading_20_2" text:outline-level="2">Blut</text:h>
        <text:p text:style-name="P86">Vampire benötigen Blut um zu Überleben und um ihre übernatürlichen Fähigkeiten zu benutzen.</text:p>
        <text:p text:style-name="P86">Hungert ein Vampir, wird er zunehmend Tierhaft und wild, ehe er schließlich zu seinem hirnlosen Monster verkommt.</text:p>
        <text:p text:style-name="P86"/>
        <text:h text:style-name="P87" text:outline-level="2">Schöpfung</text:h>
        <text:p text:style-name="P86">Trinkt ein Mensch drei Tage in folge Blut von einem Vampir, stirbt er, und erhebt sich sieben Tage später aus seinem Grab als Vampir.</text:p>
        <text:p text:style-name="P86">Allerdings ist die Verwandlung instabiel. Jeder Vampir wird mit einem zufällig Fluch geboren (Monströses aussehen, kein Spiegelbild, etc.). Einige Vampire glauben die Umstände der Verwandlung beeinflussen den Fluch, dies scheint aber nur bedingt der Fall zu sein.</text:p>
        <text:p text:style-name="P88"><text:soft-page-break/></text:p>
        <text:h text:style-name="P89" text:outline-level="2">Domäne</text:h>
        <text:p text:style-name="P90">Vampire sind terretoriale Kreaturen, die gewöhnlich den Ort ihres Todes heimsuchen – ihre Domäne. Sie müssen im verfluchten Boden dieses Landes ruhen um nicht wahnissing zu werden, erlangen dafür aber übernatürliche Macht, je mehr Kontrolle sie über ihre Domäne haben <text:span text:style-name="T45">(Requiem / Resourcen).</text:span></text:p>
        <text:p text:style-name="P91"/>
        <text:h text:style-name="P92" text:outline-level="2">Widersacher</text:h>
        <text:p text:style-name="P93">Die Spieler beginnen ihr unleben ohne Macht oder Einfluss. Sie müssen ihre Domäne erst einmal erobern, indem sie feindliche Monster bezwingen oder in ihre Dienste zwingen (Requiem / Resourcen).</text:p>
        <text:p text:style-name="P93"/>
        <text:h text:style-name="Heading_20_2" text:outline-level="2">Requiem</text:h>
        <text:p text:style-name="P94">Die Spieler erhalten, neben ihrem jeweiligen Playbooks, einen gemeinsamen Bogen für ihr Requiem – eine Art Playbook für ihre Geschichte.</text:p>
        <text:p text:style-name="P95"/>
        <text:h text:style-name="P96" text:outline-level="2">Menschen</text:h>
        <text:p text:style-name="P97">Abgesehen von wenigen ausnahmen sind Menschen schwach und hilflos im Angesicht der Spieler und anderen Monstern. Aber sie sorgen dafür dass eine Domäne floriert, der handel fließt und die ansässigen Monster und Vampire Nahrung finden.</text:p>
        <text:p text:style-name="P98"/>
        <text:h text:style-name="Heading_20_3" text:outline-level="3">Meister</text:h>
        <text:p text:style-name="P85">Die Spieler sind allesamt die ehemaligen Sklaven eines mächtigen Vampirs. <text:span text:style-name="T46">Sie müssen entscheiden:</text:span></text:p>
        <text:p text:style-name="P85">Welche Sünde hat ihren Meister Beherscht (Hochmut, Zorn, etc.)?</text:p>
        <text:p text:style-name="P85">Weshalb ist er nichtmehr hier (Verschwunden, Erschlagen, Schläft, Freitot, etc.)?</text:p>
        <text:p text:style-name="P85"/>
        <text:h text:style-name="Heading_20_3" text:outline-level="3"><text:soft-page-break/>Nemesis</text:h>
        <text:p text:style-name="P94">Die Spieler beginnen das Spiel mit einem Nemesis, der sie biss aufs Blut hasst.</text:p>
        <text:p text:style-name="P94">Wer ist der Nemesis (Familie von Vampirjägern, Werwolfrudel, Nekromant, Feindlicher Vampir)?</text:p>
        <text:p text:style-name="P94">Warum hasst er die Helden (Mord, alter Feind des Meisters, Religiöser Eifer, etc.)?</text:p>
        <text:p text:style-name="P85"/>
        <text:h text:style-name="Heading_20_3" text:outline-level="3">Zuflucht</text:h>
        <text:p text:style-name="P90"><text:span text:style-name="T46">V</text:span>ampire brauchen eine Zuflucht <text:span text:style-name="T46">in der sie ihren Sarg lagern und sich bei Tag zurückziehen.</text:span></text:p>
        <text:p text:style-name="P86">Welche Art ist ihre Zuflucht (Krypta, Schloss, Stadtvilla, etc.)?</text:p>
        <text:p text:style-name="P94">Ist ihre Zuflucht geheim oder bekannt?</text:p>
        <text:p text:style-name="P94">Haben sie noch keine Zuflucht und müssen sie diese erst etablieren?</text:p>
        <text:p text:style-name="P94"/>
        <text:h text:style-name="Heading_20_3" text:outline-level="3">Resourcen</text:h>
        <text:p text:style-name="P94">Resourcen funktionieren wie Talente, nur dass die ganze Gruppe darauf zugreifen kann. <text:span text:style-name="T45">Resourcen werden nicht durch Level oder Erfahrung freigespielt, sondern indem die Spieler eine Gruppe monster rekrutieren, und sie dazu bringen die Ressource in ihrer Zuflucht zu betreuen. Beispiele:</text:span></text:p>
        <text:p text:style-name="P93">Ställe (Geister, Zigeuner, Nekromanten) – Kutsche, Pferde, etc.</text:p>
        <text:p text:style-name="P93">Krypta (Nekromanten, Vampir Sklaven) – Die Helden können jederzeit eine Schaar Skelette oder Zombies organisieren und an einen Ort schicken.</text:p>
        <text:p text:style-name="P93"/>
        <text:h text:style-name="Heading_20_3" text:outline-level="3">Terror</text:h>
        <text:p text:style-name="P93">Dieser Wert zeigt wie sehr die Menschen die Spieler und ihre Herrschaft fürchten. Der Wert startet mit 0, da niemand weiß dass die Spieler existieren, aber sobald sie beginnen Einfluss zu nehmen, steigt er und kann niewieder auf 0 zurücksinken.</text:p>
        <text:p text:style-name="P93">Agieren die Helden grausam oder brutal steigt der Wert.</text:p>
        <text:p text:style-name="P93">Handeln die Helden zurückhalten und kümmern sich um ihre Domäne sinkt der Wert (aber nie unter 1).</text:p>
        <text:p text:style-name="P97"><text:soft-page-break/>Bei einem hohen Terrorwert verlassen Menschen die Gegend und die Domäne beginnt zu verfallen, aber andere Monster fürchten die Helden und halten die füße Still.</text:p>
        <text:p text:style-name="P97">Bei einem niedrigen Wert floriert die Region und die Menschen fühlen sich, dafür sehen andere Monster die Helden als Schwach and beginnen gegen sie zu intregieren und ihre Macht herauszufordern.</text:p>
        <text:p text:style-name="P97"/>
        <text:p text:style-name="P9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UnifrakturCook" fo:font-family="UnifrakturCook" style:font-style-name="Regular"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06pt solid #191919" style:writing-mode="lr-tb"/>
      <style:text-properties fo:font-variant="small-caps" style:use-window-font-color="true" loext:opacity="0%" style:font-name="Cormorant Light1" fo:font-family="'Cormorant Light'" style:font-style-name="Regular"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Cormorant Light" fo:font-family="'Cormorant Light'"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1"><text:page-number text:select-page="current">12</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22</meta:editing-cycles>
    <meta:creation-date>2020-04-16T07:43:00</meta:creation-date>
    <dc:date>2026-04-03T08:18:53.401943315</dc:date>
    <meta:generator>LibreOffice/26.2.1.2$Linux_X86_64 LibreOffice_project/8399f6259d8c87f40e7255cdb3c9b958f5e08948</meta:generator>
    <meta:editing-duration>PT17H20M22S</meta:editing-duration>
    <meta:print-date>2026-04-02T15:54:51.081337174</meta:print-date>
    <meta:document-statistic meta:table-count="3" meta:image-count="0" meta:object-count="0" meta:page-count="15" meta:paragraph-count="255" meta:word-count="2204" meta:character-count="14581" meta:non-whitespace-character-count="12636"/>
    <meta:user-defined meta:name="Company">Landratsamt Rosenheim</meta:user-defined>
    <meta:template xlink:type="simple" xlink:actuate="onRequest" xlink:title="Normal" xlink:href=""/>
  </office:meta>
</office:document-meta>
</file>